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87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fo:color="#d99116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bcaed5"/>
    </style:style>
    <style:style style:name="ce3" style:family="table-cell" style:parent-style-name="Default">
      <style:table-cell-properties fo:background-color="#8f93c7" style:text-align-source="fix" style:repeat-content="false"/>
      <style:paragraph-properties fo:text-align="center" fo:margin-left="0mm"/>
      <style:text-properties fo:color="#eeeeee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684703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1" table:default-cell-style-name="ce4"/>
        <table:table-column table:style-name="co3" table:default-cell-style-name="ce5"/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ADC Driv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Differential Amplifi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Instrumentation Amplifi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Isolation Amplifi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Operational Amplifiers (Op Amps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RF Amplifi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RF Power Detec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Specialty Amplifi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Variable Gain Amplifiers (VGA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Video Amplifiers &amp; Analog Video Function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Analog Multipliers &amp; Divid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Compara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Current Mirr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Filt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Isolation Amplifi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Matched Transis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Precision Modulators/Demodula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Precision Resistor Network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RMS to DC Convert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Switched Cap Building Block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Voltage Referenc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Audio A/D Convert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Audio Amplifi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Audio CODEC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Audio D/A Convert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Audio Signal Process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Automotive Audio Bus®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Camera/Camcorder Analog Front End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Display Driver Electronic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HDMI/DVI Receiv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HDMI/DVI Switch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HDMI/DVI Transmitt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Lens Driver Component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MIPI Video Devic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Sample Rate Convert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Video Amplifiers &amp; Analog Video Function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Video Compressio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Video Decod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Video Encod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Clock Generation &amp; Distributio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Direct Digital Synthesi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Phase Locked Loop (PLL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Silicon Oscilla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TimerBlox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Digital Potentiometers (DigiPOT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Special Function DAC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Standard DAC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4-20mA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Data Path Management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Logic Devic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Automotive Interfaces (CAN, Audio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IO-Link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IOS Subsystem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Isolatio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I2C &amp; SMBus Bus Buffers &amp; Accelera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Level Transla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LVDS/MLVD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Mobile I/O Expander &amp; Keypad Controller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Multiprotocol Transceiv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RS-232 / RS-422 / RS-485 / RS-562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SIM Interfac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4-20mA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Cable Drop Compensatio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Digital Power System Management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Energy Monitor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High Side Switches &amp; MOSFET Driv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Hot Swap Controll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Ideal Diode Bridg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Isolated Gate Driv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Power Moni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Power-over-Ethernet (PoE) Interface Controll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PowerPath, Ideal Diodes &amp; Load Switch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Pushbutton Controll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Sequencers, Trackers, &amp; Margining Controll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Supervisory Circuit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Surge Stopper, Overvoltage &amp; Overcurrent Protectio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Thermoelectric Cooler Controller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Fiber Optic Control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Fiber Optic Data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Optical Sensing Technology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Battery Management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Current Sourc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Energy Harvesting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Inductorless (Charge Pump) DC/DC Convert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isoPower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LED Driver IC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LDO Linear Regula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PMIC &amp; Multifunctio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Power Control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Supercapacitor Charg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Switching Regula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µModule Regula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DSP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Microcontroll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Attenua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Communications Analog Front End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Direct Digital Synthesi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Frequency Dividers, Multipliers, &amp; Detec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Integrated Transceivers, Transmitters &amp; Receiv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I/Q Modulators &amp; Demodula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Mix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Phase Locked Loop (PLL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Phase Shifters &amp; Vector Modula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Quadrature Digital Up Converters (QDUC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RF Amplifi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RF Connectorized Modules &amp; Instrumentatio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RF Power Detec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RF Switch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Signal Chain μModule Receiv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Timing IC &amp; Clock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Tunable Filt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Variable Gain Amplifiers (VGA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Voltage Controlled Oscillators (VCO) &amp; Phase Locked Oscillators (PLO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Wireless Sensor Network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Acceleromet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Accelerometers - Special Purpos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Gyroscop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Inertial Measurement Units (IMU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Magnetic Field Sens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Optical Sensing Technology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Temperature Sensor &amp; Control Devic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Analog Switches Multiplex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Buffered Analog Crosspoint Switch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Buffered Analog Multiplex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Digital Crosspoint Switch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Fault Protected Switches &amp; Multiplex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Level Translato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RF Switch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o-To-Market Services</text:p>
          </table:table-cell>
          <table:table-cell office:value-type="string" calcext:value-type="string">
            <text:p>UEFI_Drivers as a</text:p>
          </table:table-cell>
          <table:table-cell office:value-type="string" calcext:value-type="string">
            <text:p>Unbuffered Analog Crosspoint Array</text:p>
          </table:table-cell>
        </table:table-row>
        <table:table-row table:style-name="ro1" table:number-rows-repeated="104844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3:26:47.471000000</meta:creation-date>
    <dc:date>2018-05-28T23:35:57.804000000</dc:date>
    <meta:editing-duration>PT9M10S</meta:editing-duration>
    <meta:editing-cycles>1</meta:editing-cycles>
    <meta:document-statistic meta:table-count="1" meta:cell-count="645" meta:object-count="0"/>
    <meta:generator>LibreOffice/6.0.4.2$Windows_X86_64 LibreOffice_project/9b0d9b32d5dcda91d2f1a96dc04c645c450872bf</meta:generator>
  </office:meta>
</office:document-meta>
</file>